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text-properties fo:font-size="9pt" style:font-size-asian="7.84999990463257pt" style:font-size-complex="9pt"/>
    </style:style>
    <style:style style:name="P7" style:family="paragraph" style:parent-style-name="Standard">
      <style:text-properties fo:font-size="9pt" fo:font-weight="normal" style:font-size-asian="7.84999990463257pt" style:font-weight-asian="normal" style:font-size-complex="9pt" style:font-weight-complex="normal"/>
    </style:style>
    <style:style style:name="P8" style:family="paragraph" style:parent-style-name="Standard">
      <style:text-properties fo:font-size="9pt" fo:font-style="normal" fo:font-weight="normal" style:font-size-asian="7.84999990463257pt" style:font-style-asian="normal" style:font-weight-asian="normal" style:font-size-complex="9pt" style:font-style-complex="normal" style:font-weight-complex="normal"/>
    </style:style>
    <style:style style:name="P9" style:family="paragraph" style:parent-style-name="Standard">
      <style:text-properties fo:font-size="6pt" fo:font-style="normal" fo:font-weight="normal" style:font-size-asian="5.25pt" style:font-style-asian="normal" style:font-weight-asian="normal" style:font-size-complex="6pt" style:font-style-complex="normal" style:font-weight-complex="normal"/>
    </style:style>
    <style:style style:name="P10" style:family="paragraph" style:parent-style-name="Standard">
      <style:paragraph-properties fo:text-align="end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9pt" style:font-size-asian="7.84999990463257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ossible list of materials for MSE-light dataset.</text:h>
      <text:p text:style-name="Standard">The materials followed by “?” are the first to be dropped, I think, for a lighter version of MSE-light</text:p>
      <text:p text:style-name="Standard"><text:line-break/><text:span text:style-name="T1">1-d periodic </text:span></text:p>
      <text:p text:style-name="Standard">LiH</text:p>
      <text:p text:style-name="P6"/>
      <text:p text:style-name="Standard"><text:span text:style-name="T1">2-d periodic</text:span><text:line-break/>LiH, C(graphene), BN, AlN?, BP?, SiC?</text:p>
      <text:p text:style-name="P6"/>
      <text:p text:style-name="P1">3-d one-element</text:p>
      <text:p text:style-name="P2">Rare-gas fcc:<text:tab/><text:tab/>He?(hcp), Ne, Ar</text:p>
      <text:p text:style-name="P2">bcc<text:tab/><text:tab/><text:tab/>Li, Na</text:p>
      <text:p text:style-name="P2">fcc<text:tab/><text:tab/><text:tab/>Al</text:p>
      <text:p text:style-name="P2">hcp<text:tab/><text:tab/><text:tab/>H?, Be, N?, Mg</text:p>
      <text:p text:style-name="P2">Diamond <text:tab/><text:tab/>C (also graphite), Si</text:p>
      <text:p text:style-name="P2">Rhombohedral<text:tab/>B</text:p>
      <text:p text:style-name="P2">Orthorhombic<text:tab/><text:tab/>S,Cl</text:p>
      <text:p text:style-name="P2">Monoclinic<text:tab/><text:tab/>O?, F</text:p>
      <text:p text:style-name="P2">Triclinic<text:tab/><text:tab/>P?</text:p>
      <text:p text:style-name="P7"/>
      <text:p text:style-name="P1">3-d octet binaries</text:p>
      <text:p text:style-name="P2">Rocksalt<text:tab/><text:tab/><text:span text:style-name="T1">LiH</text:span>, <text:span text:style-name="T1">LiF</text:span>, <text:span text:style-name="T1">LiCl</text:span>, <text:span text:style-name="T1">NaF</text:span>, <text:span text:style-name="T1">NaCl</text:span>, <text:span text:style-name="T1">MgO</text:span>, <text:span text:style-name="T1">MgS</text:span>, <text:span text:style-name="T2">AlN</text:span></text:p>
      <text:p text:style-name="P2">Zincblende<text:tab/><text:tab/><text:span text:style-name="T1">BeS</text:span>, <text:span text:style-name="T1">BP, AlP</text:span>, <text:span text:style-name="T2">BN</text:span>, <text:span text:style-name="T2">LiF, LiCl, MgS, BeO, AlN, SiC</text:span></text:p>
      <text:p text:style-name="P2">Wurtzite<text:tab/><text:tab/><text:span text:style-name="T1">BeO</text:span>,<text:span text:style-name="T1"> AlN</text:span>,<text:span text:style-name="T1"> SiC</text:span>,<text:span text:style-name="T1"> </text:span><text:span text:style-name="T2">LiF, LiCl, MgS, BeS, BN, BP, AlP</text:span></text:p>
      <text:p text:style-name="P3">Graphite <text:tab/><text:tab/><text:span text:style-name="T1">BN</text:span></text:p>
      <text:p text:style-name="P9"/>
      <text:p text:style-name="P5">Note, in <text:span text:style-name="T2">italic</text:span> are the materials for which – according to my LDA calculations – also another crystal structure is close in energy, namely within 0.1 eV/atom. In bold are the material in their most stable phase, according to LDA (without ZPE). So, there are 13 different octet binaries, but some of them could/should be calculated in more than one crystal structure. Of course the final word (or, at least, a better guess) about relative stability needs ZPE. Should we consider it?</text:p>
      <text:p text:style-name="P8"/>
      <text:p text:style-name="P4">Basis sets</text:p>
      <text:p text:style-name="P3">(Converged) NAO (FHI-aims-2009) and VCC-NAO-nZ</text:p>
      <text:p text:style-name="P8"/>
      <text:p text:style-name="P4">Functionals</text:p>
      <text:p text:style-name="P3">Lattice constant(s) optimized at all levels?</text:p>
      <text:p text:style-name="P3">LDA, </text:p>
      <text:p text:style-name="P3">PBE, </text:p>
      <text:p text:style-name="P3">PBE+vdW ( both TS and MBD@rsSCS ), </text:p>
      <text:p text:style-name="P3">HSE06 ( how many / which (α,ω)? ), </text:p>
      <text:p text:style-name="P3">HSE06+vdW ( both TS and MBD@rsSCS ), </text:p>
      <text:p text:style-name="P3"><text:span text:style-name="T2">XYG3</text:span> ( includes B3LYP, but with geometry @ XYG3 ) </text:p>
      <text:p text:style-name="P3">rPT2@PBE ( includes cRPA, cRPA+rSE )</text:p>
      <text:p text:style-name="P3">rPT2@HSE06 ( includes cRPA, cRPA+rSE )</text:p>
      <text:p text:style-name="P3"><text:span text:style-name="T2">MP2@HF</text:span> ( includes HF )</text:p>
      <text:p text:style-name="P3">Note: for <text:span text:style-name="T2">XYG3</text:span> and <text:span text:style-name="T2">MP2@HF</text:span> we do not have currently a periodic version implemented. If we want to have these two methods, then some slow-down is expected in order to implement the needful.</text:p>
      <text:p text:style-name="P9"/>
      <text:p text:style-name="P10">(see also page 2)</text:p>
      <text:p text:style-name="P3"><text:soft-page-break/></text:p>
      <text:p text:style-name="P4">Quantities</text:p>
      <text:p text:style-name="P3">This selection of properties is for the paper, on the website there will be more (e.g., band structure)</text:p>
      <text:p text:style-name="P3">Cohesion energy</text:p>
      <text:p text:style-name="P3">Equilibrium lattice constant</text:p>
      <text:p text:style-name="P3">Bulk modulus (and B'). Note: for non-cubic systems, which EoS for B and B' ?</text:p>
      <text:p text:style-name="P3">Band gap @ Γ (and other high symmetry points, e.g. X,L for cubic lattices)</text:p>
      <text:p text:style-name="P3">Minimum band gap (CBm - VBM) 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 </meta:initial-creator>
    <meta:creation-date>2014-02-21T14:13:54</meta:creation-date>
    <dc:date>2014-02-21T16:45:16</dc:date>
    <dc:creator>Luca </dc:creator>
    <meta:editing-duration>PT2H13M22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2" meta:paragraph-count="43" meta:word-count="347" meta:character-count="1989" meta:non-whitespace-character-count="1658"/>
  </office:meta>
</office:document-meta>
</file>